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ury Schoolbook L" svg:font-family="'Century Schoolbook L'"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71150"/>
    </style:style>
    <style:style style:name="P2" style:family="paragraph" style:parent-style-name="Standard">
      <style:text-properties officeooo:paragraph-rsid="00198fd9"/>
    </style:style>
    <style:style style:name="P3" style:family="paragraph" style:parent-style-name="Standard">
      <loext:graphic-properties draw:fill="solid" draw:fill-color="#ffffff"/>
      <style:paragraph-properties fo:background-color="#ffffff"/>
      <style:text-properties officeooo:paragraph-rsid="00198fd9"/>
    </style:style>
    <style:style style:name="P4" style:family="paragraph" style:parent-style-name="Normal_20__28_Web_29_">
      <loext:graphic-properties draw:fill="solid" draw:fill-color="#ffffff"/>
      <style:paragraph-properties fo:margin-top="0cm" fo:margin-bottom="0cm" loext:contextual-spacing="false" fo:background-color="#ffffff" style:vertical-align="baseline"/>
      <style:text-properties officeooo:paragraph-rsid="00198fd9"/>
    </style:style>
    <style:style style:name="P5" style:family="paragraph" style:parent-style-name="Normal_20__28_Web_29_">
      <loext:graphic-properties draw:fill="solid" draw:fill-color="#ffffff"/>
      <style:paragraph-properties fo:margin-top="0cm" fo:margin-bottom="0cm" loext:contextual-spacing="false" fo:background-color="#ffffff" style:vertical-align="baseline"/>
      <style:text-properties fo:font-size="11pt" officeooo:paragraph-rsid="00171150" style:font-size-asian="11pt" style:font-size-complex="11pt"/>
    </style:style>
    <style:style style:name="P6" style:family="paragraph" style:parent-style-name="Standard">
      <style:text-properties fo:color="#3c4043" style:font-name="Roboto" fo:font-size="11pt" fo:font-weight="normal" officeooo:rsid="00186181" officeooo:paragraph-rsid="00171150" fo:background-color="#ffffff" style:font-name-asian="Times New Roman1" style:font-size-asian="11pt" style:font-weight-asian="normal" style:font-size-complex="11pt" style:font-weight-complex="normal"/>
    </style:style>
    <style:style style:name="P7" style:family="paragraph" style:parent-style-name="Standard">
      <style:text-properties officeooo:paragraph-rsid="001acb0e"/>
    </style:style>
    <style:style style:name="P8" style:family="paragraph" style:parent-style-name="Standard">
      <style:text-properties fo:color="#ff00cc" style:font-name="Century Schoolbook L" fo:font-size="18pt" fo:font-style="italic" style:text-underline-style="solid" style:text-underline-width="auto" style:text-underline-color="font-color" fo:font-weight="bold" officeooo:paragraph-rsid="00171150" fo:background-color="#ffffff" style:font-name-asian="Times New Roman1" style:font-size-asian="18pt" style:font-style-asian="italic" style:font-weight-asian="bold" style:font-size-complex="18pt" style:font-style-complex="italic" style:font-weight-complex="bold"/>
    </style:style>
    <style:style style:name="P9" style:family="paragraph" style:parent-style-name="Standard">
      <style:text-properties style:font-name="Century Schoolbook L" fo:font-size="18pt" fo:font-style="italic" style:text-underline-style="solid" style:text-underline-width="auto" style:text-underline-color="font-color" fo:font-weight="bold" officeooo:paragraph-rsid="00171150" style:font-size-asian="18pt" style:font-style-asian="italic" style:font-weight-asian="bold" style:font-size-complex="18pt" style:font-style-complex="italic" style:font-weight-complex="bold"/>
    </style:style>
    <style:style style:name="P10" style:family="paragraph" style:parent-style-name="Standard">
      <style:text-properties fo:color="#000000" fo:font-size="11pt" officeooo:paragraph-rsid="00198fd9" style:font-size-asian="11pt" style:font-size-complex="11pt"/>
    </style:style>
    <style:style style:name="P11" style:family="paragraph" style:parent-style-name="Normal_20__28_Web_29_">
      <loext:graphic-properties draw:fill="solid" draw:fill-color="#ffffff"/>
      <style:paragraph-properties fo:margin-top="0cm" fo:margin-bottom="0cm" loext:contextual-spacing="false" fo:background-color="#ffffff" style:vertical-align="baseline"/>
      <style:text-properties fo:color="#ff00cc" style:font-name="Century Schoolbook L" officeooo:paragraph-rsid="00198fd9"/>
    </style:style>
    <style:style style:name="P12" style:family="paragraph">
      <style:paragraph-properties fo:text-align="center"/>
    </style:style>
    <style:style style:name="P13" style:family="paragraph">
      <loext:graphic-properties draw:fill="none" draw:fill-color="#ffffff"/>
      <style:paragraph-properties fo:text-align="center"/>
      <style:text-properties fo:color="#ff3300" fo:font-size="20pt" fo:font-style="italic" fo:font-weight="bold" style:font-size-asian="20pt" style:font-style-asian="italic" style:font-weight-asian="bold" style:font-size-complex="20pt" style:font-style-complex="italic" style:font-weight-complex="bold"/>
    </style:style>
    <style:style style:name="T1" style:family="text">
      <style:text-properties fo:font-size="16pt" fo:font-style="italic" fo:font-weight="bold" style:font-size-asian="16pt" style:font-style-asian="italic" style:font-weight-asian="bold" style:font-size-complex="16pt" style:font-style-complex="italic" style:font-weight-complex="bold"/>
    </style:style>
    <style:style style:name="T2" style:family="text">
      <style:text-properties fo:font-size="16pt" fo:font-style="italic" fo:font-weight="bold" officeooo:rsid="001acb0e" style:font-size-asian="16pt" style:font-style-asian="italic" style:font-weight-asian="bold" style:font-size-complex="16pt" style:font-style-complex="italic" style:font-weight-complex="bold"/>
    </style:style>
    <style:style style:name="T3" style:family="text">
      <style:text-properties fo:font-size="16pt" fo:font-style="italic" style:font-size-asian="16pt" style:font-style-asian="italic" style:font-size-complex="16pt" style:font-style-complex="italic"/>
    </style:style>
    <style:style style:name="T4" style:family="text">
      <style:text-properties fo:font-size="16pt" fo:font-style="italic" fo:font-weight="normal" officeooo:rsid="001acb0e" style:font-size-asian="16pt" style:font-style-asian="italic" style:font-weight-asian="normal" style:font-size-complex="16pt" style:font-style-complex="italic" style:font-weight-complex="normal"/>
    </style:style>
    <style:style style:name="T5" style:family="text">
      <style:text-properties fo:font-size="16pt" fo:font-style="normal" fo:font-weight="normal" officeooo:rsid="001acb0e" style:font-size-asian="16pt" style:font-style-asian="normal" style:font-weight-asian="normal" style:font-size-complex="16pt" style:font-style-complex="normal" style:font-weight-complex="normal"/>
    </style:style>
    <style:style style:name="T6" style:family="text">
      <style:text-properties fo:color="#222222" style:font-name="Roboto"/>
    </style:style>
    <style:style style:name="T7" style:family="text">
      <style:text-properties fo:color="#222222" style:font-name="Roboto" officeooo:rsid="00171150"/>
    </style:style>
    <style:style style:name="T8" style:family="text">
      <style:text-properties fo:color="#222222" style:font-name="Roboto" fo:font-weight="bold" officeooo:rsid="00171150" style:font-weight-asian="bold" style:font-weight-complex="bold"/>
    </style:style>
    <style:style style:name="T9" style:family="text">
      <style:text-properties fo:color="#222222" style:font-name="Roboto" fo:font-size="11pt" style:font-size-asian="11pt" style:font-size-complex="11pt"/>
    </style:style>
    <style:style style:name="T10" style:family="text">
      <style:text-properties fo:color="#222222" style:font-name="Roboto" fo:font-size="11pt" officeooo:rsid="00171150" style:font-size-asian="11pt" style:font-size-complex="11pt"/>
    </style:style>
    <style:style style:name="T11" style:family="text">
      <style:text-properties fo:color="#222222" style:font-name="Roboto" fo:font-size="11pt" officeooo:rsid="00186181" style:font-size-asian="11pt" style:font-size-complex="11pt"/>
    </style:style>
    <style:style style:name="T12" style:family="text">
      <style:text-properties fo:color="#3c4043" style:font-name="Roboto" fo:font-size="10.5pt" officeooo:rsid="00198fd9" style:font-name-asian="Times New Roman1" style:font-size-asian="10.5pt" style:font-size-complex="10.5pt"/>
    </style:style>
    <style:style style:name="T13" style:family="text">
      <style:text-properties fo:color="#3c4043" style:font-name="Roboto" fo:background-color="#ffffff" loext:char-shading-value="0" style:font-name-asian="Times New Roman1"/>
    </style:style>
    <style:style style:name="T14" style:family="text">
      <style:text-properties fo:color="#3c4043" style:font-name="Roboto" officeooo:rsid="00186181" fo:background-color="#ffffff" loext:char-shading-value="0" style:font-name-asian="Times New Roman1"/>
    </style:style>
    <style:style style:name="T15" style:family="text">
      <style:text-properties fo:color="#3c4043" style:font-name="Roboto" fo:font-weight="bold" officeooo:rsid="00186181" fo:background-color="#ffffff" loext:char-shading-value="0" style:font-name-asian="Times New Roman1" style:font-weight-asian="bold" style:font-weight-complex="bold"/>
    </style:style>
    <style:style style:name="T16" style:family="text">
      <style:text-properties fo:color="#3c4043" style:font-name="Roboto" fo:font-weight="normal" officeooo:rsid="00186181" fo:background-color="#ffffff" loext:char-shading-value="0" style:font-name-asian="Times New Roman1" style:font-weight-asian="normal" style:font-weight-complex="normal"/>
    </style:style>
    <style:style style:name="T17" style:family="text">
      <style:text-properties fo:color="#3c4043" style:font-name="Roboto" fo:font-weight="normal" officeooo:rsid="00198fd9" fo:background-color="#ffffff" loext:char-shading-value="0" style:font-name-asian="Times New Roman1" style:font-weight-asian="normal" style:font-weight-complex="normal"/>
    </style:style>
    <style:style style:name="T18" style:family="text">
      <style:text-properties fo:color="#3c4043" style:font-name="Roboto" fo:font-weight="normal" officeooo:rsid="001a33d0" fo:background-color="#ffffff" loext:char-shading-value="0" style:font-name-asian="Times New Roman1" style:font-weight-asian="normal" style:font-weight-complex="normal"/>
    </style:style>
    <style:style style:name="T19" style:family="text">
      <style:text-properties fo:color="#3c4043" style:font-name="Roboto" fo:font-size="11pt" fo:font-weight="normal" officeooo:rsid="00198fd9" fo:background-color="#ffffff" loext:char-shading-value="0" style:font-name-asian="Times New Roman1" style:font-size-asian="11pt" style:font-weight-asian="normal" style:font-size-complex="11pt" style:font-weight-complex="normal"/>
    </style:style>
    <style:style style:name="T20" style:family="text">
      <style:text-properties fo:color="#3c4043" style:font-name="Roboto" fo:font-size="11pt" fo:font-weight="normal" officeooo:rsid="001a33d0" fo:background-color="#ffffff" loext:char-shading-value="0" style:font-name-asian="Times New Roman1" style:font-size-asian="11pt" style:font-weight-asian="normal" style:font-size-complex="11pt" style:font-weight-complex="normal"/>
    </style:style>
    <style:style style:name="T21" style:family="text">
      <style:text-properties fo:color="#3c4043" style:font-name="Roboto" fo:font-size="11pt" officeooo:rsid="00198fd9" style:font-name-asian="Times New Roman1" style:font-size-asian="11pt" style:font-size-complex="11pt"/>
    </style:style>
    <style:style style:name="T22" style:family="text">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3" style:family="text">
      <style:text-properties fo:font-size="20pt" fo:font-style="italic" style:text-underline-style="solid" style:text-underline-width="auto" style:text-underline-color="font-color" fo:font-weight="bold" officeooo:rsid="00186181" style:font-size-asian="20pt" style:font-style-asian="italic" style:font-weight-asian="bold" style:font-size-complex="20pt" style:font-style-complex="italic" style:font-weight-complex="bold"/>
    </style:style>
    <style:style style:name="T24" style:family="text">
      <style:text-properties fo:color="#ff6600" fo:font-size="16pt" fo:font-style="italic" fo:font-weight="bold" style:font-size-asian="16pt" style:font-style-asian="italic" style:font-weight-asian="bold" style:font-size-complex="16pt" style:font-style-complex="italic" style:font-weight-complex="bold"/>
    </style:style>
    <style:style style:name="T25" style:family="text">
      <style:text-properties fo:color="#ff6600" style:font-name="Century Schoolbook L" fo:font-size="16pt" fo:font-style="italic" fo:font-weight="bold" style:font-size-asian="16pt" style:font-style-asian="italic" style:font-weight-asian="bold" style:font-size-complex="16pt" style:font-style-complex="italic" style:font-weight-complex="bold"/>
    </style:style>
    <style:style style:name="T26" style:family="text">
      <style:text-properties fo:color="#0000ff" fo:font-size="16pt" fo:font-style="italic" fo:font-weight="normal" officeooo:rsid="001acb0e" style:font-size-asian="16pt" style:font-style-asian="italic" style:font-weight-asian="normal" style:font-size-complex="16pt" style:font-style-complex="italic" style:font-weight-complex="normal"/>
    </style:style>
    <style:style style:name="T27" style:family="text">
      <style:text-properties fo:color="#0000ff" fo:font-size="16pt" fo:font-style="italic" style:font-size-asian="16pt" style:font-style-asian="italic" style:font-size-complex="16pt" style:font-style-complex="italic"/>
    </style:style>
    <style:style style:name="T28" style:family="text">
      <style:text-properties fo:color="#ff00cc"/>
    </style:style>
    <style:style style:name="T29" style:family="text">
      <style:text-properties style:font-name="Roboto" fo:background-color="#ffffff" loext:char-shading-value="0" style:font-name-asian="Times New Roman1"/>
    </style:style>
    <style:style style:name="T30" style:family="text">
      <style:text-properties style:font-name="Roboto" officeooo:rsid="00186181" fo:background-color="#ffffff" loext:char-shading-value="0" style:font-name-asian="Times New Roman1"/>
    </style:style>
    <style:style style:name="T31" style:family="text">
      <style:text-properties style:font-name="Roboto" fo:font-weight="bold" officeooo:rsid="00186181" fo:background-color="#ffffff" loext:char-shading-value="0" style:font-name-asian="Times New Roman1" style:font-weight-asian="bold" style:font-weight-complex="bold"/>
    </style:style>
    <style:style style:name="T32" style:family="text">
      <style:text-properties style:font-name="Roboto" fo:font-weight="normal" officeooo:rsid="00186181" fo:background-color="#ffffff" loext:char-shading-value="0" style:font-name-asian="Times New Roman1" style:font-weight-asian="normal" style:font-weight-complex="normal"/>
    </style:style>
    <style:style style:name="T33" style:family="text">
      <style:text-properties style:font-name="Roboto" fo:font-weight="normal" officeooo:rsid="00198fd9" fo:background-color="#ffffff" loext:char-shading-value="0" style:font-name-asian="Times New Roman1" style:font-weight-asian="normal" style:font-weight-complex="normal"/>
    </style:style>
    <style:style style:name="T34" style:family="text">
      <style:text-properties style:font-name="Roboto" fo:font-weight="normal" officeooo:rsid="001a33d0" fo:background-color="#ffffff" loext:char-shading-value="0" style:font-name-asian="Times New Roman1" style:font-weight-asian="normal" style:font-weight-complex="normal"/>
    </style:style>
    <style:style style:name="T35" style:family="text">
      <style:text-properties style:font-name="Roboto" fo:font-size="11pt" fo:font-weight="normal" officeooo:rsid="00198fd9" fo:background-color="#ffffff" loext:char-shading-value="0" style:font-name-asian="Times New Roman1" style:font-size-asian="11pt" style:font-weight-asian="normal" style:font-size-complex="11pt" style:font-weight-complex="normal"/>
    </style:style>
    <style:style style:name="T36" style:family="text">
      <style:text-properties style:font-name="Roboto" fo:font-size="11pt" fo:font-weight="normal" officeooo:rsid="001a33d0" fo:background-color="#ffffff" loext:char-shading-value="0" style:font-name-asian="Times New Roman1" style:font-size-asian="11pt" style:font-weight-asian="normal" style:font-size-complex="11pt" style:font-weight-complex="normal"/>
    </style:style>
    <style:style style:name="T37" style:family="text">
      <style:text-properties style:font-name="Roboto" fo:font-size="11pt" officeooo:rsid="00198fd9" style:font-name-asian="Times New Roman1" style:font-size-asian="11pt" style:font-size-complex="11pt"/>
    </style:style>
    <style:style style:name="T38" style:family="text">
      <style:text-properties style:font-name="Roboto" fo:font-size="10.5pt" officeooo:rsid="00198fd9" style:font-name-asian="Times New Roman1" style:font-size-asian="10.5pt" style:font-size-complex="10.5pt"/>
    </style:style>
    <style:style style:name="T39" style:family="text">
      <style:text-properties fo:color="#000000" style:font-name="Roboto" fo:font-size="11pt" fo:font-weight="normal" officeooo:rsid="00198fd9" fo:background-color="#ffffff" loext:char-shading-value="0" style:font-name-asian="Times New Roman1" style:font-size-asian="11pt" style:font-weight-asian="normal" style:font-size-complex="11pt" style:font-weight-complex="normal"/>
    </style:style>
    <style:style style:name="T40" style:family="text">
      <style:text-properties fo:color="#000000" style:font-name="Roboto" fo:font-size="11pt" fo:font-weight="normal" officeooo:rsid="001a33d0" fo:background-color="#ffffff" loext:char-shading-value="0" style:font-name-asian="Times New Roman1" style:font-size-asian="11pt" style:font-weight-asian="normal" style:font-size-complex="11pt" style:font-weight-complex="normal"/>
    </style:style>
    <style:style style:name="T41" style:family="text">
      <style:text-properties fo:color="#000000" style:font-name="Roboto" fo:font-size="11pt" officeooo:rsid="00198fd9" style:font-name-asian="Times New Roman1" style:font-size-asian="11pt" style:font-size-complex="11pt"/>
    </style:style>
    <style:style style:name="T42" style:family="text">
      <style:text-properties fo:color="#000000" style:font-name="Roboto" fo:font-size="10.5pt" officeooo:rsid="00198fd9" style:font-name-asian="Times New Roman1" style:font-size-asian="10.5pt" style:font-size-complex="10.5pt"/>
    </style:style>
    <style:style style:name="T43" style:family="text">
      <style:text-properties fo:color="#ff3300"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13" svg:width="8.838cm" svg:height="0.847cm" svg:x="4.135cm" svg:y="-1.231cm"><draw:text-box><text:p text:style-name="P12"><text:span text:style-name="T43">ABSTRACT</text:span></text:p></draw:text-box></draw:frame><text:span text:style-name="T25">Name</text:span><text:span text:style-name="T1">:</text:span><text:span text:style-name="T26">G.Keerthi</text:span></text:p>
      <text:p text:style-name="P7"><text:span text:style-name="T25">Roll no</text:span><text:span text:style-name="T1">:</text:span><text:span text:style-name="T26">19731A0492</text:span></text:p>
      <text:p text:style-name="P1"><text:span text:style-name="T25">Section</text:span><text:span text:style-name="T1">:</text:span><text:span text:style-name="T27">Tesla</text:span></text:p>
      <text:p text:style-name="P1"><text:span text:style-name="T25">Department</text:span><text:span text:style-name="T1">:</text:span><text:span text:style-name="T27">ECE</text:span></text:p>
      <text:p text:style-name="P9"><text:span text:style-name="T28">Introduction:</text:span></text:p>
      <text:p text:style-name="P5"><text:span text:style-name="T8">Space</text:span><text:span text:style-name="T7"> is a zone that occurs about 600 miles above the planet where there is no air to breathe or for scattering of light. </text:span><text:span text:style-name="T6">Space is such a novel environment that attempting to work in it requires new tools and techniques.</text:span><text:span text:style-name="T7"> So “</text:span><text:span text:style-name="T8">Space technology</text:span><text:span text:style-name="T7">” is the technology related to entering and retrieving objects or life forms from space. This technology is developed by space scienctists for many purposes. </text:span></text:p>
      <text:p text:style-name="P4"><text:span text:style-name="T10"><text:s text:c="24"/>There are 3 types of Space technology.They include spacecraft, satellites, space stations, and support infrastructure, equipment, and procedures.</text:span><text:span text:style-name="T9"> </text:span><text:span text:style-name="T10">The 3 specific categories are satellite tecnology,space exploration technology and space flight technology. This is a field of potential growth where <text:s/>there are still areas which can be developed(future of space technology-</text:span><text:span text:style-name="T11">Antimatter powered rockets,laser and microwave powered rockets, sun powered rockets etc</text:span><text:span text:style-name="T10">)</text:span></text:p>
      <text:p text:style-name="P11"><text:span text:style-name="T22">Advantages/</text:span><text:span text:style-name="T23">Uses</text:span><text:span text:style-name="T22"> :</text:span></text:p>
      <text:p text:style-name="P10"><text:span text:style-name="T29">The </text:span><text:span text:style-name="T30">uses</text:span><text:span text:style-name="T31"> </text:span><text:span text:style-name="T32">of Space technology are wide ranging. Some very important uses are application </text:span><text:span text:style-name="T33">in satellite technology(imaging,communication,information </text:span><text:span text:style-name="T32">(meterological ,geostationary satellites) etc),space archaeology(which can result in discovery of human inhabitable planets </text:span><text:span text:style-name="T34">and lead to space colonization</text:span><text:span text:style-name="T32">),space crafts and also allows us to prepare for potential hazards by giving us information </text:span><text:span text:style-name="T33">from space about them.</text:span></text:p>
      <text:p text:style-name="P6"/>
      <text:p text:style-name="P8">Disadvantages:</text:p>
      <text:p text:style-name="P2"><text:span text:style-name="Strong_20_Emphasis"><text:span text:style-name="T39">Space technology requires a lot of resources(like funds,fuel etc). The usage of space technology is harmful to environment of earth. The funds which are spent on space technology can be used </text:span></text:span><text:span text:style-name="Strong_20_Emphasis"><text:span text:style-name="T40">for other things with a bigger benefit to humanity or</text:span></text:span><text:span text:style-name="Strong_20_Emphasis"><text:span text:style-name="T39"> on many other pressing problems like poverty etc., </text:span></text:span><text:span text:style-name="Strong_20_Emphasis"><text:span text:style-name="T40">There is also a possibility of exsistence of space junk which can prove to be worrying as it can disturb the orbiting of other things in space due to usage of space technology.</text:span></text:span></text:p>
      <text:p text:style-name="P8">Conclusion:</text:p>
      <text:p text:style-name="P3"><text:span text:style-name="ipa"><text:span text:style-name="T41">The argument of advantages Vs disadvantages comes from a common perspective of hope. The hope of information which is very benificial if put into use effectively. It also cant be denied that there are some problems in it which should be taken care of.</text:span></text:span></text:p>
      <text:p text:style-name="P3"><text:span text:style-name="ipa"><text:span text:style-name="T41"/></text:span></text:p>
      <text:p text:style-name="P3"><text:span text:style-name="ipa"><text:span text:style-name="T42"/></text:span></text:p>
      <text:p text:style-name="P3"><text:span text:style-name="ipa"><text:span text:style-name="T12"/></text:span></text:p>
      <text:p text:style-name="P3"><text:span text:style-name="ipa"><text:span text:style-name="T12"/></text:span></text:p>
      <text:p text:style-name="P3"><text:span text:style-name="ipa"><text:span text:style-name="T12"/></text:span></text:p>
      <text:p text:style-name="P3"><text:span text:style-name="ipa"><text:span text:style-name="T12"/></text:span></text:p>
      <text:p text:style-name="P3"><text:span text:style-name="ipa"><text:span text:style-name="T12"/></text:span></text:p>
      <text:p text:style-name="P3"><text:span text:style-name="ipa"><text:span text:style-name="T12"/></text:span></text:p>
      <text:p text:style-name="P3"><text:span text:style-name="ipa"><text:span text:style-name="T12"/></text:span></text:p>
      <text:p text:style-name="P3"><text:span text:style-name="ipa"><text:span text:style-name="T12"/></text:span></text:p>
      <text:p text:style-name="P3"><text:span text:style-name="ipa"><text:span text:style-name="T12"/></text:span></text:p>
      <text:p text:style-name="P3"><text:span text:style-name="ipa"><text:span text:style-name="T12"/></text:span></text:p>
      <text:p text:style-name="P3"><text:span text:style-name="ipa"><text:span text:style-name="T12"/></text:span></text:p>
      <text:p text:style-name="P3"><text:span text:style-name="ipa"><text:span text:style-name="T12"/></text:span></text:p>
      <text:p text:style-name="P3"><text:span text:style-name="ipa"><text:span text:style-name="T12"/></text:span></text:p>
      <text:p text:style-name="P3"><text:soft-page-break/><text:span text:style-name="ipa"><text:span text:style-name="T12"/></text:span></text:p>
      <text:p text:style-name="P3"><text:span text:style-name="ipa"><text:span text:style-name="T12"/></text:span></text:p>
      <text:p text:style-name="P3"><text:span text:style-name="ipa"><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ury Schoolbook L" svg:font-family="'Century Schoolbook L'"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color="#6b4ba1" style:font-name="inherit" fo:font-family="inherit" style:font-family-generic="roman" style:font-pitch="variable" loext:padding="0cm" loext:border="none"/>
    </style:style>
    <style:style style:name="ListLabel_20_2" style:display-name="ListLabel 2" style:family="text">
      <style:text-properties fo:color="#6b4ba1" style:font-name="inherit" fo:font-family="inherit" style:font-family-generic="roman" style:font-pitch="variable" fo:font-style="italic" style:font-style-asian="italic" style:font-style-complex="italic" loext:padding="0cm" loext:border="none"/>
    </style:style>
    <style:style style:name="ipa"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12:30:41.700728071</meta:creation-date>
    <dc:date>2020-03-26T13:22:20.244148053</dc:date>
    <meta:editing-duration>PT8M47S</meta:editing-duration>
    <meta:editing-cycles>2</meta:editing-cycles>
    <meta:generator>LibreOffice/5.1.6.2$Linux_X86_64 LibreOffice_project/10m0$Build-2</meta:generator>
    <meta:document-statistic meta:table-count="0" meta:image-count="0" meta:object-count="0" meta:page-count="2" meta:paragraph-count="13" meta:word-count="317" meta:character-count="2131" meta:non-whitespace-character-count="1801"/>
  </office:meta>
</office:document-meta>
</file>